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 style:list-style-name="L3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engertian</text:p>
          </draw:text-box>
        </draw:frame>
        <draw:frame presentation:style-name="pr4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JDBC: pustaka API untuk terhubung dan mengeksekusi query pada basis data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5 Langkah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koneksinya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raktek</text:p>
          </draw:text-box>
        </draw:frame>
        <draw:frame presentation:style-name="pr7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4T21:16:59.934082827</dc:date>
    <meta:editing-duration>PT20H8M4S</meta:editing-duration>
    <meta:editing-cycles>47</meta:editing-cycles>
    <meta:generator>LibreOffice/4.2.8.2$Linux_X86_64 LibreOffice_project/420m0$Build-2</meta:generator>
    <dc:creator>P Tamami</dc:creator>
    <meta:document-statistic meta:object-count="61"/>
  </office:meta>
</office:document-meta>
</file>